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color="#ffffff"/>
    </style:style>
    <style:style style:name="gr1" style:family="graphic">
      <style:graphic-properties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1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8.377cm" svg:height="16.093cm" svg:x="14.649cm" svg:y="1.54cm"><text:p/></draw:rect><draw:rect text:anchor-type="paragraph" draw:z-index="1" draw:style-name="gr2" draw:text-style-name="P1" svg:width="18.377cm" svg:height="2.165cm" svg:x="14.649cm" svg:y="1.54cm"><text:p/></draw:rect><draw:frame text:anchor-type="paragraph" draw:z-index="3" draw:style-name="gr4" svg:width="6.014cm" svg:height="2.924cm" svg:x="20.83cm" svg:y="1.54cm"><draw:text-box><text:p><text:tab/></text:p><text:p><text:tab/><text:tab/> <text:s text:c="3"/><text:span text:style-name="T1"><text:s text:c="6"/></text:span><text:span text:style-name="T1">TITRE</text:span></text:p><text:p><text:span text:style-name="T1"><text:tab/></text:span></text:p><text:p><text:span text:style-name="T1"/></text:p><text:p><text:span text:style-name="T1"/></text:p><text:p><text:span text:style-name="T1"/></text:p></draw:text-box></draw:frame><draw:rect text:anchor-type="paragraph" draw:z-index="2" draw:style-name="gr3" draw:text-style-name="P1" svg:width="3.393cm" svg:height="0.819cm" svg:x="28.455cm" svg:y="2.357cm"><text:p text:style-name="P1">Logout si connecté</text:p></draw:rect><draw:frame text:anchor-type="paragraph" draw:z-index="4" draw:style-name="gr5" svg:width="5.822cm" svg:height="1.179cm" svg:x="20.999cm" svg:y="4.233cm"><draw:text-box><text:p><text:tab/>Connectez vous</text:p></draw:text-box></draw:frame><draw:rect text:anchor-type="paragraph" draw:z-index="5" draw:style-name="gr6" draw:text-style-name="P1" svg:width="3.994cm" svg:height="0.65cm" svg:x="19.435cm" svg:y="5.075cm"><text:p/></draw:rect><draw:rect text:anchor-type="paragraph" draw:z-index="6" draw:style-name="gr6" draw:text-style-name="P1" svg:width="4.067cm" svg:height="0.65cm" svg:x="23.932cm" svg:y="5.075cm"><text:p/></draw:rect><draw:frame text:anchor-type="paragraph" draw:z-index="7" draw:style-name="gr7" svg:width="8.011cm" svg:height="0.976cm" svg:x="19.893cm" svg:y="6.084cm"><draw:text-box><text:p>Vous n'avez pas encore de compte, cliquez ic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ory pace</meta:initial-creator>
    <meta:creation-date>2020-03-27T11:45:27.12</meta:creation-date>
    <dc:date>2020-03-27T11:49:51.59</dc:date>
    <dc:creator>gregory pace</dc:creator>
    <meta:editing-duration>PT4M24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0" meta:word-count="0" meta:character-count="0"/>
  </office:meta>
</office:document-meta>
</file>